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co1" style:family="table-column">
      <style:table-column-properties style:column-width="12.6cm" style:use-optimal-column-width="false"/>
    </style:style>
    <style:style style:name="ro1" style:family="table-row">
      <style:table-row-properties style:row-height="1.46cm"/>
    </style:style>
    <style:style style:name="ce1" style:family="table-cell">
      <loext:graphic-properties style:repeat="repeat"/>
      <style:text-properties fo:font-size="18pt" style:font-size-asian="18pt" style:font-size-complex="18pt"/>
    </style:style>
    <style:style style:name="ce2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style:text-properties style:font-name="Courier New1" fo:font-size="26pt" style:font-size-asian="26pt" style:font-size-complex="26pt"/>
    </style:style>
    <style:style style:name="P3" style:family="paragraph">
      <style:text-properties style:font-name="Courier New1"/>
    </style:style>
    <style:style style:name="P4" style:family="paragraph">
      <loext:graphic-properties draw:fill-color="#ffffff"/>
      <style:text-properties fo:font-size="29.3999996185303pt"/>
    </style:style>
    <style:style style:name="P5" style:family="paragraph">
      <style:paragraph-properties fo:text-align="star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fo:font-style="italic" style:font-size-asian="16pt" style:font-style-asian="italic" style:font-size-complex="16pt" style:font-style-complex="italic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style:font-name="Courier New1"/>
    </style:style>
    <style:style style:name="T6" style:family="text">
      <style:text-properties style:font-name="Liberation Sans1"/>
    </style:style>
    <style:style style:name="T7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layer="layout" svg:width="20cm" svg:height="2cm" svg:x="1.4cm" svg:y="1.6cm" presentation:class="title" presentation:placeholder="true" presentation:user-transformed="true">
          <draw:text-box/>
        </draw:frame>
        <draw:frame presentation:style-name="pr2" draw:text-style-name="P1" draw:layer="layout" svg:width="25.2cm" svg:height="12.179cm" svg:x="1.4cm" svg:y="5cm" presentation:class="subtitle">
          <draw:text-box>
            <text:p><text:span text:style-name="T1">Junit</text:span></text:p>
            <text:p><text:span text:style-name="T1"/></text:p>
            <text:p><text:span text:style-name="T2"/></text:p>
            <text:p><text:span text:style-name="T3">14.-15.4.2016</text:span></text:p>
            <text:p><text:span text:style-name="T2"/></text:p>
            <text:p><text:span text:style-name="T2">Ján Švantner</text:span></text:p>
            <text:p><text:span text:style-name="T2">CIIT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Junit 5</text:p>
          </draw:text-box>
        </draw:frame>
        <draw:frame draw:style-name="standard" draw:layer="layout" svg:width="25.199cm" svg:height="14.822cm" svg:x="1.4cm" svg:y="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4">@DisplayName</text:span></text:p>
              </table:table-cell>
              <table:table-cell>
                <text:p><text:span text:style-name="T4">Displays custom name of the </text:span></text:p>
              </table:table-cell>
            </table:table-row>
            <table:table-row table:style-name="ro1" table:default-cell-style-name="ce1">
              <table:table-cell>
                <text:p><text:span text:style-name="T4">@BeforeEach</text:span></text:p>
              </table:table-cell>
              <table:table-cell>
                <text:p><text:span text:style-name="T4">@Before from JUnit4</text:span></text:p>
              </table:table-cell>
            </table:table-row>
            <table:table-row table:style-name="ro1" table:default-cell-style-name="ce1">
              <table:table-cell>
                <text:p><text:span text:style-name="T4">@AfterEach</text:span></text:p>
              </table:table-cell>
              <table:table-cell>
                <text:p><text:span text:style-name="T4">@After from JUnit4</text:span></text:p>
              </table:table-cell>
            </table:table-row>
            <table:table-row table:style-name="ro1" table:default-cell-style-name="ce1">
              <table:table-cell>
                <text:p><text:span text:style-name="T4">@BeforeAll</text:span></text:p>
              </table:table-cell>
              <table:table-cell>
                <text:p><text:span text:style-name="T4">@BeforeClass from JUnit4</text:span></text:p>
              </table:table-cell>
            </table:table-row>
            <table:table-row table:style-name="ro1" table:default-cell-style-name="ce1">
              <table:table-cell>
                <text:p><text:span text:style-name="T4">@AfterAll</text:span></text:p>
              </table:table-cell>
              <table:table-cell>
                <text:p><text:span text:style-name="T4">@AfterClass from JUnit4</text:span></text:p>
              </table:table-cell>
            </table:table-row>
            <table:table-row table:style-name="ro1" table:default-cell-style-name="ce1">
              <table:table-cell>
                <text:p><text:span text:style-name="T4">@Nested</text:span></text:p>
              </table:table-cell>
              <table:table-cell>
                <text:p><text:span text:style-name="T4">Nested tests</text:span></text:p>
              </table:table-cell>
            </table:table-row>
            <table:table-row table:style-name="ro1" table:default-cell-style-name="ce1">
              <table:table-cell>
                <text:p><text:span text:style-name="T4">@Tags</text:span></text:p>
              </table:table-cell>
              <table:table-cell>
                <text:p><text:span text:style-name="T4">Used for filtering the test by test runner</text:span></text:p>
              </table:table-cell>
            </table:table-row>
            <table:table-row table:style-name="ro1" table:default-cell-style-name="ce1">
              <table:table-cell>
                <text:p><text:span text:style-name="T4">@Disabled</text:span></text:p>
              </table:table-cell>
              <table:table-cell>
                <text:p><text:span text:style-name="T4">@Ignore from JUnit4</text:span></text:p>
              </table:table-cell>
            </table:table-row>
            <table:table-row table:style-name="ro1" table:default-cell-style-name="ce1">
              <table:table-cell>
                <text:p><text:span text:style-name="T4">@ExtendWith</text:span></text:p>
              </table:table-cell>
              <table:table-cell>
                <text:p><text:span text:style-name="T4">Extension library: replacement for @Rule, @ClassRule, custom runners</text:span></text:p>
              </table:table-cell>
            </table:table-row>
            <table:table-row table:style-name="ro1" table:default-cell-style-name="ce2"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Grouped assertion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4">
              <text:list-item>
                <text:p>Message is now last parameter</text:p>
              </text:list-item>
              <text:list-item>
                <text:p>Grouped assertions</text:p>
                <text:p>@Test</text:p>
              </text:list-item>
            </text:list>
            <text:p><text:s text:c="4"/><text:span text:style-name="T5">void groupedAssertions() {</text:span></text:p>
            <text:p><text:span text:style-name="T5"><text:s text:c="8"/></text:span><text:span text:style-name="T5">// In a grouped assertion all assertions are executed</text:span></text:p>
            <text:p><text:span text:style-name="T5"><text:s text:c="8"/></text:span><text:span text:style-name="T5">// failures will be reported together.</text:span></text:p>
            <text:p><text:span text:style-name="T5"><text:s text:c="8"/></text:span><text:span text:style-name="T5">assertAll("address",</text:span></text:p>
            <text:p><text:span text:style-name="T5"><text:s text:c="12"/></text:span><text:span text:style-name="T5">() -&gt; assertEquals("John", address.getFirstName()),</text:span></text:p>
            <text:p><text:span text:style-name="T5"><text:s text:c="12"/></text:span><text:span text:style-name="T5">() -&gt; assertEquals("User", address.getLastName())</text:span></text:p>
            <text:p><text:span text:style-name="T5"><text:s text:c="8"/></text:span><text:span text:style-name="T5">);</text:span></text:p>
            <text:p><text:span text:style-name="T5"><text:s text:c="4"/></text:span><text:span text:style-name="T5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agging</text:p>
          </draw:text-box>
        </draw:frame>
        <draw:frame presentation:style-name="pr5" draw:text-style-name="P2" draw:layer="layout" svg:width="25.2cm" svg:height="12.179cm" svg:x="1.4cm" svg:y="5cm" presentation:class="outline">
          <draw:text-box>
            <text:p><text:span text:style-name="T5">@Tag("fast")</text:span></text:p>
            <text:p><text:span text:style-name="T5">@Tag("model")</text:span></text:p>
            <text:p><text:span text:style-name="T5">class TaggingDemo {</text:span></text:p>
            <text:p><text:span text:style-name="T5"/></text:p>
            <text:p><text:span text:style-name="T5"><text:s text:c="4"/></text:span><text:span text:style-name="T5">@Test</text:span></text:p>
            <text:p><text:span text:style-name="T5"><text:s text:c="4"/></text:span><text:span text:style-name="T5">@Tag("taxes")</text:span></text:p>
            <text:p><text:span text:style-name="T5"><text:s text:c="4"/></text:span><text:span text:style-name="T5">void testingTaxCalculation() {</text:span></text:p>
            <text:p><text:span text:style-name="T5"><text:s text:c="4"/></text:span><text:span text:style-name="T5">}</text:span></text:p>
            <text:p><text:span text:style-name="T5"/></text:p>
            <text:p><text:span text:style-name="T5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ested tests</text:p>
          </draw:text-box>
        </draw:frame>
        <draw:frame presentation:style-name="pr5" draw:text-style-name="P3" draw:layer="layout" svg:width="25.2cm" svg:height="15cm" svg:x="1.4cm" svg:y="5cm" presentation:class="outline" presentation:user-transformed="true">
          <draw:text-box>
            <text:p><text:span text:style-name="T5">class TestingAStack {</text:span></text:p>
            <text:p><text:span text:style-name="T5"><text:s text:c="4"/></text:span><text:span text:style-name="T5">Stack&lt;Object&gt; stack;</text:span></text:p>
            <text:p><text:span text:style-name="T5"/></text:p>
            <text:p><text:span text:style-name="T5"><text:s text:c="4"/></text:span><text:span text:style-name="T5">@Test</text:span></text:p>
            <text:p><text:span text:style-name="T5"><text:s text:c="4"/></text:span><text:span text:style-name="T5">@DisplayName("is instantiated with new Stack()")</text:span></text:p>
            <text:p><text:span text:style-name="T5"><text:s text:c="4"/></text:span><text:span text:style-name="T5">void isInstantiatedWithNew() {</text:span></text:p>
            <text:p><text:span text:style-name="T5"><text:s text:c="8"/></text:span><text:span text:style-name="T5">new Stack&lt;Object&gt;();</text:span></text:p>
            <text:p><text:span text:style-name="T5"><text:s text:c="4"/></text:span><text:span text:style-name="T5">}</text:span></text:p>
            <text:p><text:span text:style-name="T5"/></text:p>
            <text:p><text:span text:style-name="T5"><text:s text:c="4"/></text:span><text:span text:style-name="T5">@Nested</text:span></text:p>
            <text:p><text:span text:style-name="T5"><text:s text:c="4"/></text:span><text:span text:style-name="T5">@DisplayName("when new")</text:span></text:p>
            <text:p><text:span text:style-name="T5"><text:s text:c="4"/></text:span><text:span text:style-name="T5">class WhenNew {</text:span></text:p>
            <text:p><text:span text:style-name="T5"/></text:p>
            <text:p><text:span text:style-name="T5"><text:s text:c="8"/></text:span><text:span text:style-name="T5">@BeforeEach</text:span></text:p>
            <text:p><text:span text:style-name="T5"><text:s text:c="8"/></text:span><text:span text:style-name="T5">void init() {</text:span></text:p>
            <text:p><text:span text:style-name="T5"><text:s text:c="12"/></text:span><text:span text:style-name="T5">stack = new Stack&lt;Object&gt;();</text:span></text:p>
            <text:p><text:span text:style-name="T5"><text:s text:c="8"/></text:span><text:span text:style-name="T5">}</text:span></text:p>
            <text:p><text:span text:style-name="T5"/></text:p>
            <text:p><text:span text:style-name="T5"><text:s text:c="8"/></text:span><text:span text:style-name="T5">@Test</text:span></text:p>
            <text:p><text:span text:style-name="T5"><text:s text:c="8"/></text:span><text:span text:style-name="T5">@DisplayName("throws EmptyStackException when popped")</text:span></text:p>
            <text:p><text:span text:style-name="T5"><text:s text:c="8"/></text:span><text:span text:style-name="T5">void throwsExceptionWhenPopped() {</text:span></text:p>
            <text:p><text:span text:style-name="T5"><text:s text:c="12"/></text:span><text:span text:style-name="T5">Assertions.expectThrows(EmptyStackException.class, () -&gt; stack.pop());</text:span></text:p>
            <text:p><text:span text:style-name="T5"><text:s text:c="8"/></text:span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5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Nested tests</text:p>
          </draw:text-box>
        </draw:frame>
        <draw:frame presentation:style-name="pr5" draw:text-style-name="P3" draw:layer="layout" svg:width="25.2cm" svg:height="15.4cm" svg:x="1.4cm" svg:y="5cm" presentation:class="outline" presentation:user-transformed="true">
          <draw:text-box>
            <text:p><text:span text:style-name="T5">@Nested</text:span></text:p>
            <text:p><text:span text:style-name="T5"><text:s text:c="8"/></text:span><text:span text:style-name="T5">@DisplayName("after pushing an element")</text:span></text:p>
            <text:p><text:span text:style-name="T5"><text:s text:c="8"/></text:span><text:span text:style-name="T5">class AfterPushing {</text:span></text:p>
            <text:p><text:span text:style-name="T5"/></text:p>
            <text:p><text:span text:style-name="T5"><text:s text:c="12"/></text:span><text:span text:style-name="T5">String anElement = "an element";</text:span></text:p>
            <text:p><text:span text:style-name="T5"/></text:p>
            <text:p><text:span text:style-name="T5"><text:s text:c="12"/></text:span><text:span text:style-name="T5">@BeforeEach</text:span></text:p>
            <text:p><text:span text:style-name="T5"><text:s text:c="12"/></text:span><text:span text:style-name="T5">void init() {</text:span></text:p>
            <text:p><text:span text:style-name="T5"><text:s text:c="16"/></text:span><text:span text:style-name="T5">stack.push(anElement);</text:span></text:p>
            <text:p><text:span text:style-name="T5"><text:s text:c="12"/></text:span><text:span text:style-name="T5">}</text:span></text:p>
            <text:p><text:span text:style-name="T5"/></text:p>
            <text:p><text:span text:style-name="T5"><text:s text:c="12"/></text:span><text:span text:style-name="T5">@Test</text:span></text:p>
            <text:p><text:span text:style-name="T5"><text:s text:c="12"/></text:span><text:span text:style-name="T5">@DisplayName("it is no longer empty")</text:span></text:p>
            <text:p><text:span text:style-name="T5"><text:s text:c="12"/></text:span><text:span text:style-name="T5">void isEmpty() {</text:span></text:p>
            <text:p><text:span text:style-name="T5"><text:s text:c="16"/></text:span><text:span text:style-name="T5">Assertions.assertFalse(stack.isEmpty());</text:span></text:p>
            <text:p><text:span text:style-name="T5"><text:s text:c="12"/></text:span><text:span text:style-name="T5">}</text:span></text:p>
            <text:p><text:span text:style-name="T5"><text:s text:c="8"/></text:span><text:span text:style-name="T5">}</text:span></text:p>
            <text:p><text:span text:style-name="T5"><text:s text:c="4"/></text:span><text:span text:style-name="T5">}</text:span></text:p>
            <text:p><text:span text:style-name="T5">}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Method Parameters and DI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p text:style-name="P3"><text:span text:style-name="T5">@ExtendWith(MockitoExtension.class)</text:span></text:p>
            <text:p text:style-name="P3"><text:span text:style-name="T5">class MyMockitoTest {</text:span></text:p>
            <text:p text:style-name="P3"><text:span text:style-name="T5"/></text:p>
            <text:p text:style-name="P3"><text:span text:style-name="T5"><text:s text:c="4"/></text:span><text:span text:style-name="T5">@BeforeEach</text:span></text:p>
            <text:p text:style-name="P3"><text:span text:style-name="T5"><text:s text:c="4"/></text:span><text:span text:style-name="T5">void init(@InjectMock Person person) {</text:span></text:p>
            <text:p text:style-name="P3"><text:span text:style-name="T5"><text:s text:c="8"/></text:span><text:span text:style-name="T5">when(person.getName()).thenReturn("Dilbert");</text:span></text:p>
            <text:p text:style-name="P3"><text:span text:style-name="T5"><text:s text:c="4"/></text:span><text:span text:style-name="T5">}</text:span></text:p>
            <text:p text:style-name="P3"><text:span text:style-name="T5"/></text:p>
            <text:p text:style-name="P3"><text:span text:style-name="T5"><text:s text:c="4"/></text:span><text:span text:style-name="T5">@Test</text:span></text:p>
            <text:p text:style-name="P3"><text:span text:style-name="T5"><text:s text:c="4"/></text:span><text:span text:style-name="T5">void simpleTestWithInjectedMock(@InjectMock Person person) {</text:span></text:p>
            <text:p text:style-name="P3"><text:span text:style-name="T5"><text:s text:c="8"/></text:span><text:span text:style-name="T5">assertEquals("Dilbert", person.getName());</text:span></text:p>
            <text:p text:style-name="P3"><text:span text:style-name="T5"><text:s text:c="4"/></text:span><text:span text:style-name="T5">}</text:span></text:p>
            <text:p text:style-name="P3"><text:span text:style-name="T5"/></text:p>
            <text:p text:style-name="P3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nterface Default Methods</text:p>
          </draw:text-box>
        </draw:frame>
        <draw:frame presentation:style-name="pr5" draw:text-style-name="P3" draw:layer="layout" svg:width="25.2cm" svg:height="15.2cm" svg:x="1.4cm" svg:y="5cm" presentation:class="outline" presentation:user-transformed="true">
          <draw:text-box>
            <text:p text:style-name="P3"><text:span text:style-name="T5">public interface Testable&lt;T&gt; {</text:span></text:p>
            <text:p text:style-name="P3"><text:span text:style-name="T5"><text:s text:c="4"/></text:span><text:span text:style-name="T5">T createValue();</text:span></text:p>
            <text:p text:style-name="P3"><text:span text:style-name="T5">}</text:span></text:p>
            <text:p text:style-name="P3"><text:span text:style-name="T5">public interface EqualsContract&lt;T&gt; extends Testable&lt;T&gt; {</text:span></text:p>
            <text:p text:style-name="P3"><text:span text:style-name="T5"><text:s text:c="4"/></text:span><text:span text:style-name="T5">T createNotEqualValue();</text:span></text:p>
            <text:p text:style-name="P3"><text:span text:style-name="T5"><text:s text:c="4"/></text:span><text:span text:style-name="T5">@Test</text:span></text:p>
            <text:p text:style-name="P3"><text:span text:style-name="T5"><text:s text:c="4"/></text:span><text:span text:style-name="T5">default void valueDoesNotEqualNull() {</text:span></text:p>
            <text:p text:style-name="P3"><text:span text:style-name="T5"><text:s text:c="8"/></text:span><text:span text:style-name="T5">T value = createValue();</text:span></text:p>
            <text:p text:style-name="P3"><text:span text:style-name="T5"><text:s text:c="8"/></text:span><text:span text:style-name="T5">assertFalse(value.equals(null));</text:span></text:p>
            <text:p text:style-name="P3"><text:span text:style-name="T5"><text:s text:c="4"/></text:span><text:span text:style-name="T5">}</text:span></text:p>
            <text:p text:style-name="P3"><text:span text:style-name="T5"/></text:p>
            <text:p text:style-name="P3"><text:span text:style-name="T5"><text:s text:c="4"/></text:span><text:span text:style-name="T5">@Test</text:span></text:p>
            <text:p text:style-name="P3"><text:span text:style-name="T5"><text:s text:c="4"/></text:span><text:span text:style-name="T5">default void valueDoesNotEqualDifferentValue() {</text:span></text:p>
            <text:p text:style-name="P3"><text:span text:style-name="T5"><text:s text:c="8"/></text:span><text:span text:style-name="T5">T value = createValue();</text:span></text:p>
            <text:p text:style-name="P3"><text:span text:style-name="T5"><text:s text:c="8"/></text:span><text:span text:style-name="T5">T differentValue = createNotEqualValue();</text:span></text:p>
            <text:p text:style-name="P3"><text:span text:style-name="T5"><text:s text:c="8"/></text:span><text:span text:style-name="T5">assertNotEquals(value, differentValue);</text:span></text:p>
            <text:p text:style-name="P3"><text:span text:style-name="T5"><text:s text:c="8"/></text:span><text:span text:style-name="T5">assertNotEquals(differentValue, value);</text:span></text:p>
            <text:p text:style-name="P3"><text:span text:style-name="T5"><text:s text:c="4"/></text:span><text:span text:style-name="T5">}</text:span></text:p>
            <text:p text:style-name="P3"><text:span text:style-name="T5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Running tes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4">
              <text:list-item>
                <text:p>No IDE support</text:p>
              </text:list-item>
              <text:list-item>
                <text:p>Build systems:</text:p>
                <text:list>
                  <text:list-item>
                    <text:p>Gradle</text:p>
                  </text:list-item>
                  <text:list-item>
                    <text:p>Maven</text:p>
                  </text:list-item>
                </text:list>
              </text:list-item>
              <text:list-item>
                <text:p>Console Runner</text:p>
              </text:list-item>
              <text:list-item>
                <text:p>Using JUnit4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Suites</text:p>
          </draw:text-box>
        </draw:frame>
        <draw:frame presentation:style-name="pr5" draw:text-style-name="P3" draw:layer="layout" svg:width="25.2cm" svg:height="15.2cm" svg:x="1.4cm" svg:y="5cm" presentation:class="outline" presentation:user-transformed="true">
          <draw:text-box>
            <text:p text:style-name="P3"><text:span text:style-name="T5">@RunWith(JUnit5.class)</text:span></text:p>
            <text:p text:style-name="P3"><text:span text:style-name="T5">@Packages("example")</text:span></text:p>
            <text:p text:style-name="P3"><text:span text:style-name="T5">public class JUnit4SuiteDemo {</text:span></text:p>
            <text:p text:style-name="P3"><text:span text:style-name="T5">}</text:span></text:p>
            <text:p text:style-name="P3"><text:span text:style-name="T5"/></text:p>
            <text:list text:style-name="L4">
              <text:list-item>
                <text:p text:style-name="P3"><text:span text:style-name="T6">Annotations:</text:span></text:p>
                <text:list>
                  <text:list-item>
                    <text:p><text:span text:style-name="T6">@Classes</text:span></text:p>
                  </text:list-item>
                  <text:list-item>
                    <text:p><text:span text:style-name="T6">@ExcludeTags</text:span></text:p>
                  </text:list-item>
                  <text:list-item>
                    <text:p><text:span text:style-name="T6">@FilterClassName </text:span></text:p>
                  </text:list-item>
                  <text:list-item>
                    <text:p><text:span text:style-name="T6">@Packages</text:span></text:p>
                  </text:list-item>
                  <text:list-item>
                    <text:p><text:span text:style-name="T6">@RequireTags</text:span></text:p>
                  </text:list-item>
                  <text:list-item>
                    <text:p><text:span text:style-name="T6">@UniqueId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tension Model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p text:style-name="P3"><text:span text:style-name="T5">@ExtendWith({ FooExtension.class, BarExtension.class })</text:span></text:p>
            <text:p text:style-name="P3"><text:span text:style-name="T5">class MyTestsV1 {</text:span></text:p>
            <text:p text:style-name="P3"><text:span text:style-name="T5"><text:s text:c="4"/></text:span><text:span text:style-name="T5">// ...</text:span></text:p>
            <text:p text:style-name="P3"><text:span text:style-name="T5">}</text:span></text:p>
            <text:p text:style-name="P3"><text:span text:style-name="T5"/></text:p>
            <text:list text:style-name="L4">
              <text:list-item>
                <text:p text:style-name="P3"><text:span text:style-name="T6">Replace the Rules, ClassRules</text:span></text:p>
              </text:list-item>
              <text:list-item>
                <text:p text:style-name="P3"><text:span text:style-name="T6">Annotation processing</text:span></text:p>
              </text:list-item>
              <text:list-item>
                <text:p text:style-name="P3"><text:span text:style-name="T6">Still experimental <text:s/>!!!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Extension point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4">
              <text:list-item>
                <text:p text:style-name="P3"><text:span text:style-name="T6">ContainerExecutionCondition</text:span></text:p>
              </text:list-item>
              <text:list-item>
                <text:p text:style-name="P3"><text:span text:style-name="T6">TestExecutionCondition </text:span></text:p>
              </text:list-item>
              <text:list-item>
                <text:p text:style-name="P3"><text:span text:style-name="T6">MethodParameterResolver</text:span></text:p>
              </text:list-item>
              <text:list-item>
                <text:p text:style-name="P3"><text:span text:style-name="T6">Test Lifecycle Callbacks</text:span></text:p>
                <text:list>
                  <text:list-item>
                    <text:p><text:span text:style-name="T6">BeforeEachExtensionPoint</text:span></text:p>
                  </text:list-item>
                  <text:list-item>
                    <text:p><text:span text:style-name="T6">AfterEachExtensionPoint</text:span></text:p>
                  </text:list-item>
                  <text:list-item>
                    <text:p><text:span text:style-name="T6">BeforeAllExtensionPoint</text:span></text:p>
                  </text:list-item>
                  <text:list-item>
                    <text:p><text:span text:style-name="T6">AfterAllExtensionPoint</text:span></text:p>
                  </text:list-item>
                </text:list>
              </text:list-item>
              <text:list-item>
                <text:p text:style-name="P3"><text:span text:style-name="T6">ExceptionHandlerExtensionPoin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TDD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Minify the 'test – develop' loop</text:p>
              </text:list-item>
              <text:list-item>
                <text:p>Testing first</text:p>
              </text:list-item>
              <text:list-item>
                <text:p>Leads to cleaner code</text:p>
              </text:list-item>
              <text:list-item>
                <text:p>Increases</text:p>
              </text:list-item>
              <text:list-item>
                <text:p>Developer is not stuck in endless analysi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D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4">
              <text:list-item>
                <text:p>Add a test</text:p>
              </text:list-item>
              <text:list-item>
                <text:p>Run all tests and see if the new one fails</text:p>
              </text:list-item>
              <text:list-item>
                <text:p>Write some code</text:p>
              </text:list-item>
              <text:list-item>
                <text:p>Run tests</text:p>
              </text:list-item>
              <text:list-item>
                <text:p>Refactor code</text:p>
              </text:list-item>
              <text:list-item>
                <text:p>Repea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The Bowling Game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4">
              <text:list-item>
                <text:p>In this section, we will look at the example of a class that calculates the score for a game of bowling. The rules for this are as follows:</text:p>
                <text:list>
                  <text:list-item>
                    <text:p>The game consists of 10 frames</text:p>
                  </text:list-item>
                  <text:list-item>
                    <text:p>In each frame the player has two opportunities to knock down 10 pins.</text:p>
                  </text:list-item>
                  <text:list-item>
                    <text:p>The score for a frame is the total number of pins knocked down, plus bonuses for strikes and spares.</text:p>
                  </text:list-item>
                  <text:list-item>
                    <text:p>A spare is when the player knocks down all 10 pins in two tries.</text:p>
                  </text:list-item>
                  <text:list-item>
                    <text:p>The bonus for that frame is the number of pins knocked down by the next roll.</text:p>
                  </text:list-item>
                  <text:list-item>
                    <text:p>A strike is when the player knocks down all 10 pins on the first try.</text:p>
                  </text:list-item>
                  <text:list-item>
                    <text:p>The bonus for that frame is the value of the next two balls roll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Hamcrest matchers</text:p>
          </draw:text-box>
        </draw:frame>
        <draw:frame presentation:style-name="pr5" draw:layer="layout" svg:width="25.2cm" svg:height="12.179cm" svg:x="1.4cm" svg:y="5cm" presentation:class="outline">
          <draw:text-box>
            <text:p><text:span text:style-name="T5">// JUnit 4 for equals check</text:span></text:p>
            <text:p><text:span text:style-name="T5">assertEquals(expected, actual);</text:span></text:p>
            <text:p><text:span text:style-name="T5">// Hamcrest for equals check</text:span></text:p>
            <text:p><text:span text:style-name="T5">assertThat(actual, is(equalTo(expected)));</text:span></text:p>
            <text:p><text:span text:style-name="T5"/></text:p>
            <text:p><text:span text:style-name="T5">// JUnit 4 for not equals check</text:span></text:p>
            <text:p><text:span text:style-name="T5">assertFalse(expected.equals(actual));</text:span></text:p>
            <text:p><text:span text:style-name="T5">// Hamcrest for not equals check</text:span></text:p>
            <text:p><text:span text:style-name="T5">assertThat(actual, is(not(equalTo(expected))));</text:span>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Matchers Chaining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p text:style-name="P3"><text:span text:style-name="T5">assertThat("test", anyOf(is("testing"), containsString("est")));</text:span></text:p>
            <text:p text:style-name="P3"><text:span text:style-name="T5"/></text:p>
            <text:p text:style-name="P3"><text:span text:style-name="T5"><text:s/>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Possibilities</text:p>
          </draw:text-box>
        </draw:frame>
        <draw:frame presentation:style-name="pr5" draw:layer="layout" svg:width="25.2cm" svg:height="14.4cm" svg:x="1.4cm" svg:y="5cm" presentation:class="outline" presentation:user-transformed="true">
          <draw:text-box>
            <text:list text:style-name="L4">
              <text:list-item>
                <text:p>allOf - matches if all matchers match (short circuits)</text:p>
              </text:list-item>
              <text:list-item>
                <text:p>anyOf - matches if any matchers match (short circuits)</text:p>
              </text:list-item>
              <text:list-item>
                <text:p>not - matches if the wrapped matcher doesn't match and vice versa</text:p>
              </text:list-item>
              <text:list-item>
                <text:p>equalTo - test object equality using the equals method</text:p>
              </text:list-item>
              <text:list-item>
                <text:p>is - decorator for equalTo to improve readability</text:p>
              </text:list-item>
              <text:list-item>
                <text:p>hasToString - test Object.toString</text:p>
              </text:list-item>
              <text:list-item>
                <text:p>instanceOf, isCompatibleType - test type</text:p>
              </text:list-item>
              <text:list-item>
                <text:p>notNullValue, nullValue - test for null</text:p>
              </text:list-item>
              <text:list-item>
                <text:p>sameInstance - test object identity</text:p>
              </text:list-item>
              <text:list-item>
                <text:p>hasEntry, hasKey, hasValue - test a map contains an entry, key or value</text:p>
              </text:list-item>
              <text:list-item>
                <text:p>hasItem, hasItems - test a collection contains elements</text:p>
              </text:list-item>
              <text:list-item>
                <text:p>hasItemInArray - test an array contains an element</text:p>
              </text:list-item>
              <text:list-item>
                <text:p>closeTo - test floating point values are close to a given value</text:p>
              </text:list-item>
              <text:list-item>
                <text:p>greaterThan, greaterThanOrEqualTo, lessThan, lessThanOrEqualTo - test ordering</text:p>
              </text:list-item>
              <text:list-item>
                <text:p>equalToIgnoringCase - test string equality ignoring case</text:p>
              </text:list-item>
              <text:list-item>
                <text:p>equalToIgnoringWhiteSpace - test string equality ignoring differences in runs of whitespace</text:p>
              </text:list-item>
              <text:list-item>
                <text:p>containsString, endsWith, startsWith - test string match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List matchers</text:p>
          </draw:text-box>
        </draw:frame>
        <draw:frame presentation:style-name="pr5" draw:text-style-name="P3" draw:layer="layout" svg:width="25.2cm" svg:height="12.179cm" svg:x="1.4cm" svg:y="5cm" presentation:class="outline">
          <draw:text-box>
            <text:p text:style-name="P3"><text:span text:style-name="T5">public class HamcrestListMatcherExamples {</text:span></text:p>
            <text:p text:style-name="P3"><text:span text:style-name="T5"><text:s text:c="4"/></text:span><text:span text:style-name="T5">@Test</text:span></text:p>
            <text:p text:style-name="P3"><text:span text:style-name="T5"><text:s text:c="4"/></text:span><text:span text:style-name="T5">public void listShouldInitiallyBeEmpty() {</text:span></text:p>
            <text:p text:style-name="P3"><text:span text:style-name="T5"><text:s text:c="8"/></text:span><text:span text:style-name="T5">List&lt;Integer&gt; list = Arrays.asList(5, 2, 4);</text:span></text:p>
            <text:p text:style-name="P3"><text:span text:style-name="T5"/></text:p>
            <text:p text:style-name="P3"><text:span text:style-name="T5"><text:s text:c="8"/></text:span><text:span text:style-name="T5">assertThat(list, hasSize(3));</text:span></text:p>
            <text:p text:style-name="P3"><text:span text:style-name="T5"/></text:p>
            <text:p text:style-name="P3"><text:span text:style-name="T5"><text:s text:c="8"/></text:span><text:span text:style-name="T5">// ensure the order is correct</text:span></text:p>
            <text:p text:style-name="P3"><text:span text:style-name="T5"><text:s text:c="8"/></text:span><text:span text:style-name="T5">assertThat(list, contains(5, 2, 4));</text:span></text:p>
            <text:p text:style-name="P3"><text:span text:style-name="T5"/></text:p>
            <text:p text:style-name="P3"><text:span text:style-name="T5"><text:s text:c="8"/></text:span><text:span text:style-name="T5">assertThat(list, containsInAnyOrder(2, 4, 5));</text:span></text:p>
            <text:p text:style-name="P3"><text:span text:style-name="T5"/></text:p>
            <text:p text:style-name="P3"><text:span text:style-name="T5"><text:s text:c="8"/></text:span><text:span text:style-name="T5">assertThat(list, everyItem(greaterThan(1)));</text:span></text:p>
            <text:p text:style-name="P3"><text:span text:style-name="T5"/></text:p>
            <text:p text:style-name="P3"><text:span text:style-name="T5"><text:s text:c="4"/></text:span><text:span text:style-name="T5">}</text:span></text:p>
            <text:p text:style-name="P3"><text:span text:style-name="T5">} </text:span></text:p>
            <text:p text:style-name="P3"><text:span text:style-name="T5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Custom matcher</text:p>
          </draw:text-box>
        </draw:frame>
        <draw:frame presentation:style-name="pr5" draw:text-style-name="P3" draw:layer="layout" svg:width="25.2cm" svg:height="15.4cm" svg:x="1.4cm" svg:y="5cm" presentation:class="outline" presentation:user-transformed="true">
          <draw:text-box>
            <text:p text:style-name="P3">public class RegexMatcher extends TypeSafeMatcher&lt;String&gt; {</text:p>
            <text:p text:style-name="P3"/>
            <text:p text:style-name="P3"><text:s text:c="2"/>private final String regex;</text:p>
            <text:p text:style-name="P3"/>
            <text:p text:style-name="P3"><text:s text:c="2"/>public RegexMatcher(final String regex) {</text:p>
            <text:p text:style-name="P3"><text:s text:c="4"/>this.regex = regex;</text:p>
            <text:p text:style-name="P3"><text:s text:c="2"/>}</text:p>
            <text:p text:style-name="P3"/>
            <text:p text:style-name="P3"><text:s text:c="2"/>@Override</text:p>
            <text:p text:style-name="P3"><text:s text:c="2"/>public void describeTo(final Description description) {</text:p>
            <text:p text:style-name="P3"><text:s text:c="4"/>description.appendText("matches regular expression=`" + regex + "`");</text:p>
            <text:p text:style-name="P3"><text:s text:c="2"/>}</text:p>
            <text:p text:style-name="P3"/>
            <text:p text:style-name="P3"><text:s text:c="2"/>@Override</text:p>
            <text:p text:style-name="P3"><text:s text:c="2"/>public boolean matchesSafely(final String string) {</text:p>
            <text:p text:style-name="P3"><text:s text:c="4"/>return string.matches(regex);</text:p>
            <text:p text:style-name="P3"><text:s text:c="2"/>}</text:p>
            <text:p text:style-name="P3"><text:s text:c="2"/></text:p>
            <text:p text:style-name="P3"/>
            <text:p text:style-name="P3"><text:s text:c="3"/>// matcher method you can call on this matcher class</text:p>
            <text:p text:style-name="P3"><text:s text:c="4"/>public static RegexMatcher matchesRegex(final String regex) {</text:p>
            <text:p text:style-name="P3"><text:s text:c="8"/>return new RegexMatcher(regex);</text:p>
            <text:p text:style-name="P3"><text:s text:c="4"/>}</text:p>
            <text:p text:style-name="P3">} 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Usage custom matcher</text:p>
          </draw:text-box>
        </draw:frame>
        <draw:frame presentation:style-name="pr5" draw:text-style-name="P3" draw:layer="layout" svg:width="25.2cm" svg:height="12.179cm" svg:x="1.4cm" svg:y="5cm" presentation:class="outline" presentation:user-transformed="true">
          <draw:text-box>
            <text:p text:style-name="P3"><text:span text:style-name="T5">package com.vogella.android.testing.applicationtest;</text:span></text:p>
            <text:p text:style-name="P3"><text:span text:style-name="T5"/></text:p>
            <text:p text:style-name="P3"><text:span text:style-name="T5"/></text:p>
            <text:p text:style-name="P3"><text:span text:style-name="T5">import org.junit.Test;</text:span></text:p>
            <text:p text:style-name="P3"><text:span text:style-name="T5"/></text:p>
            <text:p text:style-name="P3"><text:span text:style-name="T5">import static org.hamcrest.MatcherAssert.assertThat;</text:span></text:p>
            <text:p text:style-name="P3"><text:span text:style-name="T5"/></text:p>
            <text:p text:style-name="P3"><text:span text:style-name="T5">public class TestCustomMatcher {</text:span></text:p>
            <text:p text:style-name="P3"><text:span text:style-name="T5"/></text:p>
            <text:p text:style-name="P3"><text:span text:style-name="T5"><text:s text:c="4"/></text:span><text:span text:style-name="T5">@Test</text:span></text:p>
            <text:p text:style-name="P3"><text:span text:style-name="T5"><text:s text:c="4"/></text:span><text:span text:style-name="T5">public void testRegularExpressionMatcher() throws Exception {</text:span></text:p>
            <text:p text:style-name="P3"><text:span text:style-name="T5"><text:s text:c="8"/></text:span><text:span text:style-name="T5">String s ="aaabbbaaaa";</text:span></text:p>
            <text:p text:style-name="P3"><text:span text:style-name="T5"><text:s text:c="8"/></text:span><text:span text:style-name="T5">assertThat(s, RegexMatcher.matchesRegex("a*b*a*"));</text:span></text:p>
            <text:p text:style-name="P3"><text:span text:style-name="T5"><text:s text:c="4"/></text:span><text:span text:style-name="T5">}</text:span></text:p>
            <text:p text:style-name="P3"><text:span text:style-name="T5"/></text:p>
            <text:p text:style-name="P3"><text:span text:style-name="T5">}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office:forms form:automatic-focus="false" form:apply-design-mode="false"/>
        <draw:frame presentation:style-name="pr1" draw:layer="layout" svg:width="20cm" svg:height="2cm" svg:x="1.4cm" svg:y="1.6cm" presentation:class="title">
          <draw:text-box>
            <text:p>Source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4">
              <text:list-item>
                <text:p text:style-name="P5">External sources:</text:p>
              </text:list-item>
              <text:list-item>
                <text:p text:style-name="P5"><text:a xlink:href="http://junit.org/junit5" xlink:type="simple">http://junit.org/junit5</text:a></text:p>
              </text:list-item>
              <text:list-item>
                <text:p text:style-name="P5"><text:a xlink:href="http://www.codeaffine.com/2016/02/18/junit-5-first-look/" xlink:type="simple">http://www.codeaffine.com/2016/02/18/junit-5-first-look/</text:a></text:p>
              </text:list-item>
              <text:list-item>
                <text:p text:style-name="P5"><text:a xlink:href="http://www.codeaffine.com/2016/04/06/replace-rules-in-junit5/" xlink:type="simple">http://www.codeaffine.com/2016/04/06/replace-rules-in-junit5/</text:a></text:p>
                <text:p text:style-name="P5"><text:span text:style-name="T7"><text:a xlink:href="http://www.vogella.com/tutorials/Hamcrest/article.html" xlink:type="simple">http://www.vogella.com/tutorials/Hamcrest/article.html</text:a></text:span></text:p>
              </text:list-item>
              <text:list-item>
                <text:p text:style-name="P5"><text:span text:style-name="T7"><text:a xlink:href="https://sites.google.com/site/tddproblems/all-problems-1" xlink:type="simple">https://sites.google.com/site/tddproblems/all-problems-1</text:a></text:span></text:p>
              </text:list-item>
              <text:list-item>
                <text:p><text:span text:style-name="T7">Presentation sources:</text:span></text:p>
                <text:p><text:span text:style-name="T7"><text:a xlink:href="https://github.com/jansvantner/course-junit" xlink:type="simple">https://github.com/jansvantner/course-junit</text:a></text:span>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2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2" svg:font-family="'Liberation Sans'" style:font-family-generic="moder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k" fo:country="SK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3T14:09:23.155194444</meta:creation-date>
    <dc:date>2016-04-15T06:55:11.445957995</dc:date>
    <meta:editing-duration>PT3H6M57S</meta:editing-duration>
    <meta:editing-cycles>56</meta:editing-cycles>
    <meta:generator>LibreOffice/5.0.2.2$Linux_X86_64 LibreOffice_project/00m0$Build-2</meta:generator>
    <meta:document-statistic meta:object-count="121"/>
  </office:meta>
</office:document-meta>
</file>